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225bb" officeooo:paragraph-rsid="001225bb"/>
    </style:style>
    <style:style style:name="P2" style:family="paragraph" style:parent-style-name="Heading_20_1">
      <style:text-properties officeooo:rsid="001225bb" officeooo:paragraph-rsid="001225bb"/>
    </style:style>
    <style:style style:name="P3" style:family="paragraph" style:parent-style-name="Heading_20_2">
      <style:text-properties officeooo:rsid="001225bb" officeooo:paragraph-rsid="001225bb"/>
    </style:style>
    <style:style style:name="T1" style:family="text">
      <style:text-properties fo:font-weight="bold" style:font-weight-asian="bold" style:font-weight-complex="bold"/>
    </style:style>
    <style:style style:name="T2" style:family="text">
      <style:text-properties officeooo:rsid="0013491f"/>
    </style:style>
    <style:style style:name="T3" style:family="text">
      <style:text-properties officeooo:rsid="0014596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Conference submission for &lt;insert group name&gt;</text:h>
      <text:p text:style-name="P1">Please provide details of your presentation below. Your group will have 10 minutes to present, plus 3 minutes for questions and feedback. There will be 2 minutes between presentations in order to set up your slides. You will not have access to your email etc. on the presentation computer, <text:span text:style-name="T1">so bring your slides on a USB memory stick.</text:span></text:p>
      <text:h text:style-name="P3" text:outline-level="2">Talk title</text:h>
      <text:p text:style-name="P1">Give your talk t<text:span text:style-name="T3">itle</text:span> here.</text:p>
      <text:h text:style-name="P3" text:outline-level="2">Authors’ names</text:h>
      <text:p text:style-name="P1">State the full names of all the members of your group, in alphabetical order by surname</text:p>
      <text:h text:style-name="P3" text:outline-level="2">Abstract</text:h>
      <text:p text:style-name="P1">Provide an abstract for your talk. You have a maximum of 250 words. An abstract should give some brief context, give some sense of your method, briefly state your main result, interpret that result, and make some statement about future work.</text:p>
      <text:h text:style-name="P3" text:outline-level="2">Session preference</text:h>
      <text:p text:style-name="P1">Some groups will present in what is normally the high-intensity (first) session of the week, others in what is normally the low-intensity (second) session of the week. <text:span text:style-name="T2">If you have a preference, state it below. We may not be able to accommodate all preferences.</text:span></text:p>
      <text:p text:style-name="P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Andy Wills</meta:initial-creator>
    <meta:creation-date>2019-12-06T09:08:48.700461311</meta:creation-date>
    <dc:date>2020-01-09T09:14:25.354003030</dc:date>
    <dc:creator>Andy Wills</dc:creator>
    <meta:editing-duration>PT1M50S</meta:editing-duration>
    <meta:editing-cycles>2</meta:editing-cycles>
    <meta:generator>LibreOffice/6.3.3.2$Linux_X86_64 LibreOffice_project/30$Build-2</meta:generator>
    <meta:document-statistic meta:table-count="0" meta:image-count="0" meta:object-count="0" meta:page-count="1" meta:paragraph-count="10" meta:word-count="177" meta:character-count="1042" meta:non-whitespace-character-count="875"/>
  </office:meta>
</office:document-meta>
</file>